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8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/>
          <table:table-cell table:style-name="ce1" office:value-type="string">
            <text:p>year_film</text:p>
          </table:table-cell>
          <table:table-cell table:style-name="ce1" office:value-type="string">
            <text:p>year_ceremony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dad</text:p>
          </table:table-cell>
          <table:table-cell table:style-name="ce1" office:value-type="string">
            <text:p>Raza</text:p>
          </table:table-cell>
          <table:table-cell table:style-name="ce1" office:value-type="string">
            <text:p>Nacionalidad</text:p>
          </table:table-cell>
          <table:table-cell table:style-name="ce1" office:value-type="string">
            <text:p>film</text:p>
          </table:table-cell>
          <table:table-cell table:style-name="ce1" office:value-type="string">
            <text:p>winner</text:p>
          </table:table-cell>
          <table:table-cell table:number-columns-repeated="1014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ACTOR</text:p>
          </table:table-cell>
          <table:table-cell office:value-type="string">
            <text:p>Richard Barthelmess</text:p>
          </table:table-cell>
          <table:table-cell table:number-columns-repeated="3"/>
          <table:table-cell office:value-type="string">
            <text:p>The Noos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ACTOR</text:p>
          </table:table-cell>
          <table:table-cell office:value-type="string">
            <text:p>Emil Jannings</text:p>
          </table:table-cell>
          <table:table-cell table:number-columns-repeated="3"/>
          <table:table-cell office:value-type="string">
            <text:p>The Last Command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ACTOR</text:p>
          </table:table-cell>
          <table:table-cell office:value-type="string">
            <text:p>George Bancroft</text:p>
          </table:table-cell>
          <table:table-cell table:number-columns-repeated="3"/>
          <table:table-cell office:value-type="string">
            <text:p>Thunderbol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ACTOR</text:p>
          </table:table-cell>
          <table:table-cell office:value-type="string">
            <text:p>Warner Baxter</text:p>
          </table:table-cell>
          <table:table-cell table:number-columns-repeated="3"/>
          <table:table-cell office:value-type="string">
            <text:p>In Old Arizona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ACTOR</text:p>
          </table:table-cell>
          <table:table-cell office:value-type="string">
            <text:p>Chester Morris</text:p>
          </table:table-cell>
          <table:table-cell table:number-columns-repeated="3"/>
          <table:table-cell office:value-type="string">
            <text:p>Alibi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The Valian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ACTOR</text:p>
          </table:table-cell>
          <table:table-cell office:value-type="string">
            <text:p>Lewis Stone</text:p>
          </table:table-cell>
          <table:table-cell table:number-columns-repeated="3"/>
          <table:table-cell office:value-type="string">
            <text:p>The Patrio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George Arliss</text:p>
          </table:table-cell>
          <table:table-cell table:number-columns-repeated="3"/>
          <table:table-cell office:value-type="string">
            <text:p>Disraeli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George Arliss</text:p>
          </table:table-cell>
          <table:table-cell table:number-columns-repeated="3"/>
          <table:table-cell office:value-type="string">
            <text:p>The Green Goddes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Wallace Beery</text:p>
          </table:table-cell>
          <table:table-cell table:number-columns-repeated="3"/>
          <table:table-cell office:value-type="string">
            <text:p>The Big Hous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Maurice Chevalier</text:p>
          </table:table-cell>
          <table:table-cell table:number-columns-repeated="3"/>
          <table:table-cell office:value-type="string">
            <text:p>The Big Pon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Ronald Colman</text:p>
          </table:table-cell>
          <table:table-cell table:number-columns-repeated="3"/>
          <table:table-cell office:value-type="string">
            <text:p>Bulldog Drummon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ACTOR</text:p>
          </table:table-cell>
          <table:table-cell office:value-type="string">
            <text:p>Lawrence Tibbett</text:p>
          </table:table-cell>
          <table:table-cell table:number-columns-repeated="3"/>
          <table:table-cell office:value-type="string">
            <text:p>The Rogue Son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ACTOR</text:p>
          </table:table-cell>
          <table:table-cell office:value-type="string">
            <text:p>Lionel Barrymore</text:p>
          </table:table-cell>
          <table:table-cell table:number-columns-repeated="3"/>
          <table:table-cell office:value-type="string">
            <text:p>A Free Soul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ACTOR</text:p>
          </table:table-cell>
          <table:table-cell office:value-type="string">
            <text:p>Jackie Cooper</text:p>
          </table:table-cell>
          <table:table-cell table:number-columns-repeated="3"/>
          <table:table-cell office:value-type="string">
            <text:p>Skipp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ACTOR</text:p>
          </table:table-cell>
          <table:table-cell office:value-type="string">
            <text:p>Richard Dix</text:p>
          </table:table-cell>
          <table:table-cell table:number-columns-repeated="3"/>
          <table:table-cell office:value-type="string">
            <text:p>Cimarr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ACTOR</text:p>
          </table:table-cell>
          <table:table-cell office:value-type="string">
            <text:p>Fredric March</text:p>
          </table:table-cell>
          <table:table-cell table:number-columns-repeated="3"/>
          <table:table-cell office:value-type="string">
            <text:p>The Royal Family of Broadwa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ACTOR</text:p>
          </table:table-cell>
          <table:table-cell office:value-type="string">
            <text:p>Adolphe Menjou</text:p>
          </table:table-cell>
          <table:table-cell table:number-columns-repeated="3"/>
          <table:table-cell office:value-type="string">
            <text:p>The Front Pag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ACTOR</text:p>
          </table:table-cell>
          <table:table-cell office:value-type="string">
            <text:p>Wallace Beery</text:p>
          </table:table-cell>
          <table:table-cell table:number-columns-repeated="3"/>
          <table:table-cell office:value-type="string">
            <text:p>The Champ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ACTOR</text:p>
          </table:table-cell>
          <table:table-cell office:value-type="string">
            <text:p>Alfred Lunt</text:p>
          </table:table-cell>
          <table:table-cell table:number-columns-repeated="3"/>
          <table:table-cell office:value-type="string">
            <text:p>The Guardsma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ACTOR</text:p>
          </table:table-cell>
          <table:table-cell office:value-type="string">
            <text:p>Fredric March</text:p>
          </table:table-cell>
          <table:table-cell table:number-columns-repeated="3"/>
          <table:table-cell office:value-type="string">
            <text:p>Dr. Jekyll and Mr. Hyde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ACTOR</text:p>
          </table:table-cell>
          <table:table-cell office:value-type="string">
            <text:p>Leslie Howard</text:p>
          </table:table-cell>
          <table:table-cell table:number-columns-repeated="3"/>
          <table:table-cell office:value-type="string">
            <text:p>Berkeley Squar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ACTOR</text:p>
          </table:table-cell>
          <table:table-cell office:value-type="string">
            <text:p>Charles Laughton</text:p>
          </table:table-cell>
          <table:table-cell table:number-columns-repeated="3"/>
          <table:table-cell office:value-type="string">
            <text:p>The Private Life of Henry VIII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I Am a Fugitive from a Chain Gan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ACTOR</text:p>
          </table:table-cell>
          <table:table-cell office:value-type="string">
            <text:p>Clark Gable</text:p>
          </table:table-cell>
          <table:table-cell table:number-columns-repeated="3"/>
          <table:table-cell office:value-type="string">
            <text:p>It Happened One Nigh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ACTOR</text:p>
          </table:table-cell>
          <table:table-cell office:value-type="string">
            <text:p>Frank Morgan</text:p>
          </table:table-cell>
          <table:table-cell table:number-columns-repeated="3"/>
          <table:table-cell office:value-type="string">
            <text:p>The Affairs of Cellini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ACTOR</text:p>
          </table:table-cell>
          <table:table-cell office:value-type="string">
            <text:p>William Powell</text:p>
          </table:table-cell>
          <table:table-cell table:number-columns-repeated="3"/>
          <table:table-cell office:value-type="string">
            <text:p>The Thin Ma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ACTOR</text:p>
          </table:table-cell>
          <table:table-cell office:value-type="string">
            <text:p>Clark Gable</text:p>
          </table:table-cell>
          <table:table-cell table:number-columns-repeated="3"/>
          <table:table-cell office:value-type="string">
            <text:p>Mutiny on the Boun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ACTOR</text:p>
          </table:table-cell>
          <table:table-cell office:value-type="string">
            <text:p>Charles Laughton</text:p>
          </table:table-cell>
          <table:table-cell table:number-columns-repeated="3"/>
          <table:table-cell office:value-type="string">
            <text:p>Mutiny on the Boun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ACTOR</text:p>
          </table:table-cell>
          <table:table-cell office:value-type="string">
            <text:p>Victor McLaglen</text:p>
          </table:table-cell>
          <table:table-cell table:number-columns-repeated="3"/>
          <table:table-cell office:value-type="string">
            <text:p>The Informer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Black Fur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ACTOR</text:p>
          </table:table-cell>
          <table:table-cell office:value-type="string">
            <text:p>Franchot Tone</text:p>
          </table:table-cell>
          <table:table-cell table:number-columns-repeated="3"/>
          <table:table-cell office:value-type="string">
            <text:p>Mutiny on the Boun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string">
            <text:p>ACTOR</text:p>
          </table:table-cell>
          <table:table-cell office:value-type="string">
            <text:p>Gary Cooper</text:p>
          </table:table-cell>
          <table:table-cell table:number-columns-repeated="3"/>
          <table:table-cell office:value-type="string">
            <text:p>Mr. Deeds Goes to Tow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string">
            <text:p>ACTOR</text:p>
          </table:table-cell>
          <table:table-cell office:value-type="string">
            <text:p>Walter Huston</text:p>
          </table:table-cell>
          <table:table-cell table:number-columns-repeated="3"/>
          <table:table-cell office:value-type="string">
            <text:p>Dodswort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The Story of Louis Pasteur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string">
            <text:p>ACTOR</text:p>
          </table:table-cell>
          <table:table-cell office:value-type="string">
            <text:p>William Powell</text:p>
          </table:table-cell>
          <table:table-cell table:number-columns-repeated="3"/>
          <table:table-cell office:value-type="string">
            <text:p>My Man Godfre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San Francisco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string">
            <text:p>ACTOR</text:p>
          </table:table-cell>
          <table:table-cell office:value-type="string">
            <text:p>Charles Boyer</text:p>
          </table:table-cell>
          <table:table-cell table:number-columns-repeated="3"/>
          <table:table-cell office:value-type="string">
            <text:p>Conques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string">
            <text:p>ACTOR</text:p>
          </table:table-cell>
          <table:table-cell office:value-type="string">
            <text:p>Fredric March</text:p>
          </table:table-cell>
          <table:table-cell table:number-columns-repeated="3"/>
          <table:table-cell office:value-type="string">
            <text:p>A Star Is Bor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string">
            <text:p>ACTOR</text:p>
          </table:table-cell>
          <table:table-cell office:value-type="string">
            <text:p>Robert Montgomery</text:p>
          </table:table-cell>
          <table:table-cell table:number-columns-repeated="3"/>
          <table:table-cell office:value-type="string">
            <text:p>Night Must Fal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The Life of Emile Zol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Captains Courageous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string">
            <text:p>ACTOR</text:p>
          </table:table-cell>
          <table:table-cell office:value-type="string">
            <text:p>Charles Boyer</text:p>
          </table:table-cell>
          <table:table-cell table:number-columns-repeated="3"/>
          <table:table-cell office:value-type="string">
            <text:p>Algier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string">
            <text:p>ACTOR</text:p>
          </table:table-cell>
          <table:table-cell office:value-type="string">
            <text:p>James Cagney</text:p>
          </table:table-cell>
          <table:table-cell table:number-columns-repeated="3"/>
          <table:table-cell office:value-type="string">
            <text:p>Angels with Dirty Fac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string">
            <text:p>ACTOR</text:p>
          </table:table-cell>
          <table:table-cell office:value-type="string">
            <text:p>Robert Donat</text:p>
          </table:table-cell>
          <table:table-cell table:number-columns-repeated="3"/>
          <table:table-cell office:value-type="string">
            <text:p>The Citade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string">
            <text:p>ACTOR</text:p>
          </table:table-cell>
          <table:table-cell office:value-type="string">
            <text:p>Leslie Howard</text:p>
          </table:table-cell>
          <table:table-cell table:number-columns-repeated="3"/>
          <table:table-cell office:value-type="string">
            <text:p>Pygmali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Boys Tow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string">
            <text:p>ACTOR</text:p>
          </table:table-cell>
          <table:table-cell office:value-type="string">
            <text:p>Robert Donat</text:p>
          </table:table-cell>
          <table:table-cell table:number-columns-repeated="3"/>
          <table:table-cell office:value-type="string">
            <text:p>Goodbye, Mr. Chips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string">
            <text:p>ACTOR</text:p>
          </table:table-cell>
          <table:table-cell office:value-type="string">
            <text:p>Clark Gable</text:p>
          </table:table-cell>
          <table:table-cell table:number-columns-repeated="3"/>
          <table:table-cell office:value-type="string">
            <text:p>Gone with the Win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Wuthering Height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string">
            <text:p>ACTOR</text:p>
          </table:table-cell>
          <table:table-cell office:value-type="string">
            <text:p>Mickey Rooney</text:p>
          </table:table-cell>
          <table:table-cell table:number-columns-repeated="3"/>
          <table:table-cell office:value-type="string">
            <text:p>Babes in Arm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float" office:value="1939">
            <text:p>1939</text:p>
          </table:table-cell>
          <table:table-cell office:value-type="float" office:value="1940">
            <text:p>1940</text:p>
          </table:table-cell>
          <table:table-cell office:value-type="string">
            <text:p>ACTOR</text:p>
          </table:table-cell>
          <table:table-cell office:value-type="string">
            <text:p>James Stewart</text:p>
          </table:table-cell>
          <table:table-cell table:number-columns-repeated="3"/>
          <table:table-cell office:value-type="string">
            <text:p>Mr. Smith Goes to Washingt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string">
            <text:p>ACTOR</text:p>
          </table:table-cell>
          <table:table-cell office:value-type="string">
            <text:p>Charles Chaplin</text:p>
          </table:table-cell>
          <table:table-cell table:number-columns-repeated="3"/>
          <table:table-cell office:value-type="string">
            <text:p>The Great Dictato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string">
            <text:p>ACTOR</text:p>
          </table:table-cell>
          <table:table-cell office:value-type="string">
            <text:p>Henry Fonda</text:p>
          </table:table-cell>
          <table:table-cell table:number-columns-repeated="3"/>
          <table:table-cell office:value-type="string">
            <text:p>The Grapes of Wrat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string">
            <text:p>ACTOR</text:p>
          </table:table-cell>
          <table:table-cell office:value-type="string">
            <text:p>Raymond Massey</text:p>
          </table:table-cell>
          <table:table-cell table:number-columns-repeated="3"/>
          <table:table-cell office:value-type="string">
            <text:p>Abe Lincoln in Illinoi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Rebecc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float" office:value="1940">
            <text:p>1940</text:p>
          </table:table-cell>
          <table:table-cell office:value-type="float" office:value="1941">
            <text:p>1941</text:p>
          </table:table-cell>
          <table:table-cell office:value-type="string">
            <text:p>ACTOR</text:p>
          </table:table-cell>
          <table:table-cell office:value-type="string">
            <text:p>James Stewart</text:p>
          </table:table-cell>
          <table:table-cell table:number-columns-repeated="3"/>
          <table:table-cell office:value-type="string">
            <text:p>The Philadelphia Stor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string">
            <text:p>ACTOR</text:p>
          </table:table-cell>
          <table:table-cell office:value-type="string">
            <text:p>Gary Cooper</text:p>
          </table:table-cell>
          <table:table-cell table:number-columns-repeated="3"/>
          <table:table-cell office:value-type="string">
            <text:p>Sergeant York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string">
            <text:p>ACTOR</text:p>
          </table:table-cell>
          <table:table-cell office:value-type="string">
            <text:p>Cary Grant</text:p>
          </table:table-cell>
          <table:table-cell table:number-columns-repeated="3"/>
          <table:table-cell office:value-type="string">
            <text:p>Penny Serenad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string">
            <text:p>ACTOR</text:p>
          </table:table-cell>
          <table:table-cell office:value-type="string">
            <text:p>Walter Huston</text:p>
          </table:table-cell>
          <table:table-cell table:number-columns-repeated="3"/>
          <table:table-cell office:value-type="string">
            <text:p>All That Money Can Bu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string">
            <text:p>ACTOR</text:p>
          </table:table-cell>
          <table:table-cell office:value-type="string">
            <text:p>Robert Montgomery</text:p>
          </table:table-cell>
          <table:table-cell table:number-columns-repeated="3"/>
          <table:table-cell office:value-type="string">
            <text:p>Here Comes Mr. Jorda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float" office:value="1941">
            <text:p>1941</text:p>
          </table:table-cell>
          <table:table-cell office:value-type="float" office:value="1942">
            <text:p>1942</text:p>
          </table:table-cell>
          <table:table-cell office:value-type="string">
            <text:p>ACTOR</text:p>
          </table:table-cell>
          <table:table-cell office:value-type="string">
            <text:p>Orson Welles</text:p>
          </table:table-cell>
          <table:table-cell table:number-columns-repeated="3"/>
          <table:table-cell office:value-type="string">
            <text:p>Citizen Kan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string">
            <text:p>ACTOR</text:p>
          </table:table-cell>
          <table:table-cell office:value-type="string">
            <text:p>James Cagney</text:p>
          </table:table-cell>
          <table:table-cell table:number-columns-repeated="3"/>
          <table:table-cell office:value-type="string">
            <text:p>Yankee Doodle Dand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string">
            <text:p>ACTOR</text:p>
          </table:table-cell>
          <table:table-cell office:value-type="string">
            <text:p>Ronald Colman</text:p>
          </table:table-cell>
          <table:table-cell table:number-columns-repeated="3"/>
          <table:table-cell office:value-type="string">
            <text:p>Random Harves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string">
            <text:p>ACTOR</text:p>
          </table:table-cell>
          <table:table-cell office:value-type="string">
            <text:p>Gary Cooper</text:p>
          </table:table-cell>
          <table:table-cell table:number-columns-repeated="3"/>
          <table:table-cell office:value-type="string">
            <text:p>The Pride of the Yanke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string">
            <text:p>ACTOR</text:p>
          </table:table-cell>
          <table:table-cell office:value-type="string">
            <text:p>Walter Pidgeon</text:p>
          </table:table-cell>
          <table:table-cell table:number-columns-repeated="3"/>
          <table:table-cell office:value-type="string">
            <text:p>Mrs. Miniv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float" office:value="1942">
            <text:p>1942</text:p>
          </table:table-cell>
          <table:table-cell office:value-type="float" office:value="1943">
            <text:p>1943</text:p>
          </table:table-cell>
          <table:table-cell office:value-type="string">
            <text:p>ACTOR</text:p>
          </table:table-cell>
          <table:table-cell office:value-type="string">
            <text:p>Monty Woolley</text:p>
          </table:table-cell>
          <table:table-cell table:number-columns-repeated="3"/>
          <table:table-cell office:value-type="string">
            <text:p>The Pied Pip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string">
            <text:p>ACTOR</text:p>
          </table:table-cell>
          <table:table-cell office:value-type="string">
            <text:p>Humphrey Bogart</text:p>
          </table:table-cell>
          <table:table-cell table:number-columns-repeated="3"/>
          <table:table-cell office:value-type="string">
            <text:p>Casablanc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string">
            <text:p>ACTOR</text:p>
          </table:table-cell>
          <table:table-cell office:value-type="string">
            <text:p>Gary Cooper</text:p>
          </table:table-cell>
          <table:table-cell table:number-columns-repeated="3"/>
          <table:table-cell office:value-type="string">
            <text:p>For Whom the Bell Toll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string">
            <text:p>ACTOR</text:p>
          </table:table-cell>
          <table:table-cell office:value-type="string">
            <text:p>Paul Lukas</text:p>
          </table:table-cell>
          <table:table-cell table:number-columns-repeated="3"/>
          <table:table-cell office:value-type="string">
            <text:p>Watch on the Rhine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string">
            <text:p>ACTOR</text:p>
          </table:table-cell>
          <table:table-cell office:value-type="string">
            <text:p>Walter Pidgeon</text:p>
          </table:table-cell>
          <table:table-cell table:number-columns-repeated="3"/>
          <table:table-cell office:value-type="string">
            <text:p>Madame Curi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float" office:value="1943">
            <text:p>1943</text:p>
          </table:table-cell>
          <table:table-cell office:value-type="float" office:value="1944">
            <text:p>1944</text:p>
          </table:table-cell>
          <table:table-cell office:value-type="string">
            <text:p>ACTOR</text:p>
          </table:table-cell>
          <table:table-cell office:value-type="string">
            <text:p>Mickey Rooney</text:p>
          </table:table-cell>
          <table:table-cell table:number-columns-repeated="3"/>
          <table:table-cell office:value-type="string">
            <text:p>The Human Comed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string">
            <text:p>ACTOR</text:p>
          </table:table-cell>
          <table:table-cell office:value-type="string">
            <text:p>Charles Boyer</text:p>
          </table:table-cell>
          <table:table-cell table:number-columns-repeated="3"/>
          <table:table-cell office:value-type="string">
            <text:p>Gasligh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string">
            <text:p>ACTOR</text:p>
          </table:table-cell>
          <table:table-cell office:value-type="string">
            <text:p>Bing Crosby</text:p>
          </table:table-cell>
          <table:table-cell table:number-columns-repeated="3"/>
          <table:table-cell office:value-type="string">
            <text:p>Going My Wa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string">
            <text:p>ACTOR</text:p>
          </table:table-cell>
          <table:table-cell office:value-type="string">
            <text:p>Barry Fitzgerald</text:p>
          </table:table-cell>
          <table:table-cell table:number-columns-repeated="3"/>
          <table:table-cell office:value-type="string">
            <text:p>Going My Wa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string">
            <text:p>ACTOR</text:p>
          </table:table-cell>
          <table:table-cell office:value-type="string">
            <text:p>Cary Grant</text:p>
          </table:table-cell>
          <table:table-cell table:number-columns-repeated="3"/>
          <table:table-cell office:value-type="string">
            <text:p>None but the Lonely Hear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float" office:value="1944">
            <text:p>1944</text:p>
          </table:table-cell>
          <table:table-cell office:value-type="float" office:value="1945">
            <text:p>1945</text:p>
          </table:table-cell>
          <table:table-cell office:value-type="string">
            <text:p>ACTOR</text:p>
          </table:table-cell>
          <table:table-cell office:value-type="string">
            <text:p>Alexander Knox</text:p>
          </table:table-cell>
          <table:table-cell table:number-columns-repeated="3"/>
          <table:table-cell office:value-type="string">
            <text:p>Wils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string">
            <text:p>ACTOR</text:p>
          </table:table-cell>
          <table:table-cell office:value-type="string">
            <text:p>Bing Crosby</text:p>
          </table:table-cell>
          <table:table-cell table:number-columns-repeated="3"/>
          <table:table-cell office:value-type="string">
            <text:p>The Bells of St. Mary'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string">
            <text:p>ACTOR</text:p>
          </table:table-cell>
          <table:table-cell office:value-type="string">
            <text:p>Gene Kelly</text:p>
          </table:table-cell>
          <table:table-cell table:number-columns-repeated="3"/>
          <table:table-cell office:value-type="string">
            <text:p>Anchors Aweig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string">
            <text:p>ACTOR</text:p>
          </table:table-cell>
          <table:table-cell office:value-type="string">
            <text:p>Ray Milland</text:p>
          </table:table-cell>
          <table:table-cell table:number-columns-repeated="3"/>
          <table:table-cell office:value-type="string">
            <text:p>The Lost Weekend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string">
            <text:p>ACTOR</text:p>
          </table:table-cell>
          <table:table-cell office:value-type="string">
            <text:p>Gregory Peck</text:p>
          </table:table-cell>
          <table:table-cell table:number-columns-repeated="3"/>
          <table:table-cell office:value-type="string">
            <text:p>The Keys of the Kingdom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string">
            <text:p>ACTOR</text:p>
          </table:table-cell>
          <table:table-cell office:value-type="string">
            <text:p>Cornel Wilde</text:p>
          </table:table-cell>
          <table:table-cell table:number-columns-repeated="3"/>
          <table:table-cell office:value-type="string">
            <text:p>A Song to Rememb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string">
            <text:p>ACTOR</text:p>
          </table:table-cell>
          <table:table-cell office:value-type="string">
            <text:p>Fredric March</text:p>
          </table:table-cell>
          <table:table-cell table:number-columns-repeated="3"/>
          <table:table-cell office:value-type="string">
            <text:p>The Best Years of Our Lives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Henry V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string">
            <text:p>ACTOR</text:p>
          </table:table-cell>
          <table:table-cell office:value-type="string">
            <text:p>Larry Parks</text:p>
          </table:table-cell>
          <table:table-cell table:number-columns-repeated="3"/>
          <table:table-cell office:value-type="string">
            <text:p>The Jolson Stor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string">
            <text:p>ACTOR</text:p>
          </table:table-cell>
          <table:table-cell office:value-type="string">
            <text:p>Gregory Peck</text:p>
          </table:table-cell>
          <table:table-cell table:number-columns-repeated="3"/>
          <table:table-cell office:value-type="string">
            <text:p>The Yearlin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946">
            <text:p>1946</text:p>
          </table:table-cell>
          <table:table-cell office:value-type="float" office:value="1947">
            <text:p>1947</text:p>
          </table:table-cell>
          <table:table-cell office:value-type="string">
            <text:p>ACTOR</text:p>
          </table:table-cell>
          <table:table-cell office:value-type="string">
            <text:p>James Stewart</text:p>
          </table:table-cell>
          <table:table-cell table:number-columns-repeated="3"/>
          <table:table-cell office:value-type="string">
            <text:p>It's a Wonderful Lif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string">
            <text:p>ACTOR</text:p>
          </table:table-cell>
          <table:table-cell office:value-type="string">
            <text:p>Ronald Colman</text:p>
          </table:table-cell>
          <table:table-cell table:number-columns-repeated="3"/>
          <table:table-cell office:value-type="string">
            <text:p>A Double Life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string">
            <text:p>ACTOR</text:p>
          </table:table-cell>
          <table:table-cell office:value-type="string">
            <text:p>John Garfield</text:p>
          </table:table-cell>
          <table:table-cell table:number-columns-repeated="3"/>
          <table:table-cell office:value-type="string">
            <text:p>Body and Sou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string">
            <text:p>ACTOR</text:p>
          </table:table-cell>
          <table:table-cell office:value-type="string">
            <text:p>Gregory Peck</text:p>
          </table:table-cell>
          <table:table-cell table:number-columns-repeated="3"/>
          <table:table-cell office:value-type="string">
            <text:p>Gentleman's Agreemen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string">
            <text:p>ACTOR</text:p>
          </table:table-cell>
          <table:table-cell office:value-type="string">
            <text:p>William Powell</text:p>
          </table:table-cell>
          <table:table-cell table:number-columns-repeated="3"/>
          <table:table-cell office:value-type="string">
            <text:p>Life with Fath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float" office:value="1947">
            <text:p>1947</text:p>
          </table:table-cell>
          <table:table-cell office:value-type="float" office:value="1948">
            <text:p>1948</text:p>
          </table:table-cell>
          <table:table-cell office:value-type="string">
            <text:p>ACTOR</text:p>
          </table:table-cell>
          <table:table-cell office:value-type="string">
            <text:p>Michael Redgrave</text:p>
          </table:table-cell>
          <table:table-cell table:number-columns-repeated="3"/>
          <table:table-cell office:value-type="string">
            <text:p>Mourning Becomes Electr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string">
            <text:p>ACTOR</text:p>
          </table:table-cell>
          <table:table-cell office:value-type="string">
            <text:p>Lew Ayres</text:p>
          </table:table-cell>
          <table:table-cell table:number-columns-repeated="3"/>
          <table:table-cell office:value-type="string">
            <text:p>Johnny Belind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string">
            <text:p>ACTOR</text:p>
          </table:table-cell>
          <table:table-cell office:value-type="string">
            <text:p>Montgomery Clift</text:p>
          </table:table-cell>
          <table:table-cell table:number-columns-repeated="3"/>
          <table:table-cell office:value-type="string">
            <text:p>The Searc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string">
            <text:p>ACTOR</text:p>
          </table:table-cell>
          <table:table-cell office:value-type="string">
            <text:p>Dan Dailey</text:p>
          </table:table-cell>
          <table:table-cell table:number-columns-repeated="3"/>
          <table:table-cell office:value-type="string">
            <text:p>When My Baby Smiles at M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Hamle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float" office:value="1948">
            <text:p>1948</text:p>
          </table:table-cell>
          <table:table-cell office:value-type="float" office:value="1949">
            <text:p>1949</text:p>
          </table:table-cell>
          <table:table-cell office:value-type="string">
            <text:p>ACTOR</text:p>
          </table:table-cell>
          <table:table-cell office:value-type="string">
            <text:p>Clifton Webb</text:p>
          </table:table-cell>
          <table:table-cell table:number-columns-repeated="3"/>
          <table:table-cell office:value-type="string">
            <text:p>Sitting Pret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string">
            <text:p>ACTOR</text:p>
          </table:table-cell>
          <table:table-cell office:value-type="string">
            <text:p>Broderick Crawford</text:p>
          </table:table-cell>
          <table:table-cell table:number-columns-repeated="3"/>
          <table:table-cell office:value-type="string">
            <text:p>All the King's Me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string">
            <text:p>ACTOR</text:p>
          </table:table-cell>
          <table:table-cell office:value-type="string">
            <text:p>Kirk Douglas</text:p>
          </table:table-cell>
          <table:table-cell table:number-columns-repeated="3"/>
          <table:table-cell office:value-type="string">
            <text:p>Champi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string">
            <text:p>ACTOR</text:p>
          </table:table-cell>
          <table:table-cell office:value-type="string">
            <text:p>Gregory Peck</text:p>
          </table:table-cell>
          <table:table-cell table:number-columns-repeated="3"/>
          <table:table-cell office:value-type="string">
            <text:p>Twelve O'Clock Hig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string">
            <text:p>ACTOR</text:p>
          </table:table-cell>
          <table:table-cell office:value-type="string">
            <text:p>Richard Todd</text:p>
          </table:table-cell>
          <table:table-cell table:number-columns-repeated="3"/>
          <table:table-cell office:value-type="string">
            <text:p>The Hasty Hear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float" office:value="1949">
            <text:p>1949</text:p>
          </table:table-cell>
          <table:table-cell office:value-type="float" office:value="1950">
            <text:p>1950</text:p>
          </table:table-cell>
          <table:table-cell office:value-type="string">
            <text:p>ACTOR</text:p>
          </table:table-cell>
          <table:table-cell office:value-type="string">
            <text:p>John Wayne</text:p>
          </table:table-cell>
          <table:table-cell table:number-columns-repeated="3"/>
          <table:table-cell office:value-type="string">
            <text:p>Sands of Iwo Jim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string">
            <text:p>ACTOR</text:p>
          </table:table-cell>
          <table:table-cell office:value-type="string">
            <text:p>Louis Calhern</text:p>
          </table:table-cell>
          <table:table-cell table:number-columns-repeated="3"/>
          <table:table-cell office:value-type="string">
            <text:p>The Magnificent Yanke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3">
            <text:p>103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string">
            <text:p>ACTOR</text:p>
          </table:table-cell>
          <table:table-cell office:value-type="string">
            <text:p>José Ferrer</text:p>
          </table:table-cell>
          <table:table-cell table:number-columns-repeated="3"/>
          <table:table-cell office:value-type="string">
            <text:p>Cyrano de Bergerac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04">
            <text:p>104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string">
            <text:p>ACTOR</text:p>
          </table:table-cell>
          <table:table-cell office:value-type="string">
            <text:p>William Holden</text:p>
          </table:table-cell>
          <table:table-cell table:number-columns-repeated="3"/>
          <table:table-cell office:value-type="string">
            <text:p>Sunset Blvd.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string">
            <text:p>ACTOR</text:p>
          </table:table-cell>
          <table:table-cell office:value-type="string">
            <text:p>James Stewart</text:p>
          </table:table-cell>
          <table:table-cell table:number-columns-repeated="3"/>
          <table:table-cell office:value-type="string">
            <text:p>Harve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float" office:value="1950">
            <text:p>1950</text:p>
          </table:table-cell>
          <table:table-cell office:value-type="float" office:value="1951">
            <text:p>1951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Father of the Brid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string">
            <text:p>ACTOR</text:p>
          </table:table-cell>
          <table:table-cell office:value-type="string">
            <text:p>Humphrey Bogart</text:p>
          </table:table-cell>
          <table:table-cell table:number-columns-repeated="3"/>
          <table:table-cell office:value-type="string">
            <text:p>The African Quee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08">
            <text:p>108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A Streetcar Named Desir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string">
            <text:p>ACTOR</text:p>
          </table:table-cell>
          <table:table-cell office:value-type="string">
            <text:p>Montgomery Clift</text:p>
          </table:table-cell>
          <table:table-cell table:number-columns-repeated="3"/>
          <table:table-cell office:value-type="string">
            <text:p>A Place in the Su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string">
            <text:p>ACTOR</text:p>
          </table:table-cell>
          <table:table-cell office:value-type="string">
            <text:p>Arthur Kennedy</text:p>
          </table:table-cell>
          <table:table-cell table:number-columns-repeated="3"/>
          <table:table-cell office:value-type="string">
            <text:p>Bright Victor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float" office:value="1951">
            <text:p>1951</text:p>
          </table:table-cell>
          <table:table-cell office:value-type="float" office:value="1952">
            <text:p>1952</text:p>
          </table:table-cell>
          <table:table-cell office:value-type="string">
            <text:p>ACTOR</text:p>
          </table:table-cell>
          <table:table-cell office:value-type="string">
            <text:p>Fredric March</text:p>
          </table:table-cell>
          <table:table-cell table:number-columns-repeated="3"/>
          <table:table-cell office:value-type="string">
            <text:p>Death of a Salesma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Viva Zapata!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string">
            <text:p>ACTOR</text:p>
          </table:table-cell>
          <table:table-cell office:value-type="string">
            <text:p>Gary Cooper</text:p>
          </table:table-cell>
          <table:table-cell table:number-columns-repeated="3"/>
          <table:table-cell office:value-type="string">
            <text:p>High Noo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string">
            <text:p>ACTOR</text:p>
          </table:table-cell>
          <table:table-cell office:value-type="string">
            <text:p>Kirk Douglas</text:p>
          </table:table-cell>
          <table:table-cell table:number-columns-repeated="3"/>
          <table:table-cell office:value-type="string">
            <text:p>The Bad and the Beautifu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string">
            <text:p>ACTOR</text:p>
          </table:table-cell>
          <table:table-cell office:value-type="string">
            <text:p>José Ferrer</text:p>
          </table:table-cell>
          <table:table-cell table:number-columns-repeated="3"/>
          <table:table-cell office:value-type="string">
            <text:p>Moulin Roug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6">
            <text:p>116</text:p>
          </table:table-cell>
          <table:table-cell office:value-type="float" office:value="1952">
            <text:p>1952</text:p>
          </table:table-cell>
          <table:table-cell office:value-type="float" office:value="1953">
            <text:p>1953</text:p>
          </table:table-cell>
          <table:table-cell office:value-type="string">
            <text:p>ACTOR</text:p>
          </table:table-cell>
          <table:table-cell office:value-type="string">
            <text:p>Alec Guinness</text:p>
          </table:table-cell>
          <table:table-cell table:number-columns-repeated="3"/>
          <table:table-cell office:value-type="string">
            <text:p>The Lavender Hill Mob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Julius Caesa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string">
            <text:p>ACTOR</text:p>
          </table:table-cell>
          <table:table-cell office:value-type="string">
            <text:p>Richard Burton</text:p>
          </table:table-cell>
          <table:table-cell table:number-columns-repeated="3"/>
          <table:table-cell office:value-type="string">
            <text:p>The Rob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string">
            <text:p>ACTOR</text:p>
          </table:table-cell>
          <table:table-cell office:value-type="string">
            <text:p>Montgomery Clift</text:p>
          </table:table-cell>
          <table:table-cell table:number-columns-repeated="3"/>
          <table:table-cell office:value-type="string">
            <text:p>From Here to Eterni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string">
            <text:p>ACTOR</text:p>
          </table:table-cell>
          <table:table-cell office:value-type="string">
            <text:p>William Holden</text:p>
          </table:table-cell>
          <table:table-cell table:number-columns-repeated="3"/>
          <table:table-cell office:value-type="string">
            <text:p>Stalag 17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float" office:value="1953">
            <text:p>1953</text:p>
          </table:table-cell>
          <table:table-cell office:value-type="float" office:value="1954">
            <text:p>1954</text:p>
          </table:table-cell>
          <table:table-cell office:value-type="string">
            <text:p>ACTOR</text:p>
          </table:table-cell>
          <table:table-cell office:value-type="string">
            <text:p>Burt Lancaster</text:p>
          </table:table-cell>
          <table:table-cell table:number-columns-repeated="3"/>
          <table:table-cell office:value-type="string">
            <text:p>From Here to Eternit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string">
            <text:p>ACTOR</text:p>
          </table:table-cell>
          <table:table-cell office:value-type="string">
            <text:p>Humphrey Bogart</text:p>
          </table:table-cell>
          <table:table-cell table:number-columns-repeated="3"/>
          <table:table-cell office:value-type="string">
            <text:p>The Caine Mutin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On the Waterfron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string">
            <text:p>ACTOR</text:p>
          </table:table-cell>
          <table:table-cell office:value-type="string">
            <text:p>Bing Crosby</text:p>
          </table:table-cell>
          <table:table-cell table:number-columns-repeated="3"/>
          <table:table-cell office:value-type="string">
            <text:p>The Country Gir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string">
            <text:p>ACTOR</text:p>
          </table:table-cell>
          <table:table-cell office:value-type="string">
            <text:p>James Mason</text:p>
          </table:table-cell>
          <table:table-cell table:number-columns-repeated="3"/>
          <table:table-cell office:value-type="string">
            <text:p>A Star Is Bor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float" office:value="1954">
            <text:p>1954</text:p>
          </table:table-cell>
          <table:table-cell office:value-type="float" office:value="1955">
            <text:p>1955</text:p>
          </table:table-cell>
          <table:table-cell office:value-type="string">
            <text:p>ACTOR</text:p>
          </table:table-cell>
          <table:table-cell office:value-type="string">
            <text:p>Dan O'Herlihy</text:p>
          </table:table-cell>
          <table:table-cell table:number-columns-repeated="3"/>
          <table:table-cell office:value-type="string">
            <text:p>Adventures of Robinson Cruso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string">
            <text:p>ACTOR</text:p>
          </table:table-cell>
          <table:table-cell office:value-type="string">
            <text:p>Ernest Borgnine</text:p>
          </table:table-cell>
          <table:table-cell table:number-columns-repeated="3"/>
          <table:table-cell office:value-type="string">
            <text:p>Mart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string">
            <text:p>ACTOR</text:p>
          </table:table-cell>
          <table:table-cell office:value-type="string">
            <text:p>James Cagney</text:p>
          </table:table-cell>
          <table:table-cell table:number-columns-repeated="3"/>
          <table:table-cell office:value-type="string">
            <text:p>Love Me or Leave M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string">
            <text:p>ACTOR</text:p>
          </table:table-cell>
          <table:table-cell office:value-type="string">
            <text:p>James Dean</text:p>
          </table:table-cell>
          <table:table-cell table:number-columns-repeated="3"/>
          <table:table-cell office:value-type="string">
            <text:p>East of Ede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string">
            <text:p>ACTOR</text:p>
          </table:table-cell>
          <table:table-cell office:value-type="string">
            <text:p>Frank Sinatra</text:p>
          </table:table-cell>
          <table:table-cell table:number-columns-repeated="3"/>
          <table:table-cell office:value-type="string">
            <text:p>The Man with the Golden Arm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1">
            <text:p>131</text:p>
          </table:table-cell>
          <table:table-cell office:value-type="float" office:value="1955">
            <text:p>1955</text:p>
          </table:table-cell>
          <table:table-cell office:value-type="float" office:value="1956">
            <text:p>1956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Bad Day at Black Rock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string">
            <text:p>ACTOR</text:p>
          </table:table-cell>
          <table:table-cell office:value-type="string">
            <text:p>Yul Brynner</text:p>
          </table:table-cell>
          <table:table-cell table:number-columns-repeated="3"/>
          <table:table-cell office:value-type="string">
            <text:p>The King and I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string">
            <text:p>ACTOR</text:p>
          </table:table-cell>
          <table:table-cell office:value-type="string">
            <text:p>James Dean</text:p>
          </table:table-cell>
          <table:table-cell table:number-columns-repeated="3"/>
          <table:table-cell office:value-type="string">
            <text:p>Gian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string">
            <text:p>ACTOR</text:p>
          </table:table-cell>
          <table:table-cell office:value-type="string">
            <text:p>Kirk Douglas</text:p>
          </table:table-cell>
          <table:table-cell table:number-columns-repeated="3"/>
          <table:table-cell office:value-type="string">
            <text:p>Lust for Lif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string">
            <text:p>ACTOR</text:p>
          </table:table-cell>
          <table:table-cell office:value-type="string">
            <text:p>Rock Hudson</text:p>
          </table:table-cell>
          <table:table-cell table:number-columns-repeated="3"/>
          <table:table-cell office:value-type="string">
            <text:p>Gian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float" office:value="1956">
            <text:p>1956</text:p>
          </table:table-cell>
          <table:table-cell office:value-type="float" office:value="1957">
            <text:p>1957</text:p>
          </table:table-cell>
          <table:table-cell office:value-type="string">
            <text:p>ACTOR</text:p>
          </table:table-cell>
          <table:table-cell office:value-type="string">
            <text:p>Sir Laurence Olivier</text:p>
          </table:table-cell>
          <table:table-cell table:number-columns-repeated="3"/>
          <table:table-cell office:value-type="string">
            <text:p>Richard III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Sayonar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string">
            <text:p>ACTOR</text:p>
          </table:table-cell>
          <table:table-cell office:value-type="string">
            <text:p>Anthony Franciosa</text:p>
          </table:table-cell>
          <table:table-cell table:number-columns-repeated="3"/>
          <table:table-cell office:value-type="string">
            <text:p>A Hatful of Rai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string">
            <text:p>ACTOR</text:p>
          </table:table-cell>
          <table:table-cell office:value-type="string">
            <text:p>Alec Guinness</text:p>
          </table:table-cell>
          <table:table-cell table:number-columns-repeated="3"/>
          <table:table-cell office:value-type="string">
            <text:p>The Bridge on the River Kwai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string">
            <text:p>ACTOR</text:p>
          </table:table-cell>
          <table:table-cell office:value-type="string">
            <text:p>Charles Laughton</text:p>
          </table:table-cell>
          <table:table-cell table:number-columns-repeated="3"/>
          <table:table-cell office:value-type="string">
            <text:p>Witness for the Prosecuti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string">
            <text:p>ACTOR</text:p>
          </table:table-cell>
          <table:table-cell office:value-type="string">
            <text:p>Anthony Quinn</text:p>
          </table:table-cell>
          <table:table-cell table:number-columns-repeated="3"/>
          <table:table-cell office:value-type="string">
            <text:p>Wild Is the Win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string">
            <text:p>ACTOR</text:p>
          </table:table-cell>
          <table:table-cell office:value-type="string">
            <text:p>Tony Curtis</text:p>
          </table:table-cell>
          <table:table-cell table:number-columns-repeated="3"/>
          <table:table-cell office:value-type="string">
            <text:p>The Defiant On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string">
            <text:p>ACTOR</text:p>
          </table:table-cell>
          <table:table-cell office:value-type="string">
            <text:p>Paul Newman</text:p>
          </table:table-cell>
          <table:table-cell table:number-columns-repeated="3"/>
          <table:table-cell office:value-type="string">
            <text:p>Cat on a Hot Tin Roof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string">
            <text:p>ACTOR</text:p>
          </table:table-cell>
          <table:table-cell office:value-type="string">
            <text:p>David Niven</text:p>
          </table:table-cell>
          <table:table-cell table:number-columns-repeated="3"/>
          <table:table-cell office:value-type="string">
            <text:p>Separate Tables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string">
            <text:p>ACTOR</text:p>
          </table:table-cell>
          <table:table-cell office:value-type="string">
            <text:p>Sidney Poitier</text:p>
          </table:table-cell>
          <table:table-cell table:number-columns-repeated="3"/>
          <table:table-cell office:value-type="string">
            <text:p>The Defiant On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float" office:value="1958">
            <text:p>1958</text:p>
          </table:table-cell>
          <table:table-cell office:value-type="float" office:value="1959">
            <text:p>1959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The Old Man and the Se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7">
            <text:p>147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string">
            <text:p>ACTOR</text:p>
          </table:table-cell>
          <table:table-cell office:value-type="string">
            <text:p>Laurence Harvey</text:p>
          </table:table-cell>
          <table:table-cell table:number-columns-repeated="3"/>
          <table:table-cell office:value-type="string">
            <text:p>Room at the Top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string">
            <text:p>ACTOR</text:p>
          </table:table-cell>
          <table:table-cell office:value-type="string">
            <text:p>Charlton Heston</text:p>
          </table:table-cell>
          <table:table-cell table:number-columns-repeated="3"/>
          <table:table-cell office:value-type="string">
            <text:p>Ben-Hur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string">
            <text:p>ACTOR</text:p>
          </table:table-cell>
          <table:table-cell office:value-type="string">
            <text:p>Jack Lemmon</text:p>
          </table:table-cell>
          <table:table-cell table:number-columns-repeated="3"/>
          <table:table-cell office:value-type="string">
            <text:p>Some Like It Ho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string">
            <text:p>ACTOR</text:p>
          </table:table-cell>
          <table:table-cell office:value-type="string">
            <text:p>Paul Muni</text:p>
          </table:table-cell>
          <table:table-cell table:number-columns-repeated="3"/>
          <table:table-cell office:value-type="string">
            <text:p>The Last Angry Ma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float" office:value="1959">
            <text:p>1959</text:p>
          </table:table-cell>
          <table:table-cell office:value-type="float" office:value="1960">
            <text:p>1960</text:p>
          </table:table-cell>
          <table:table-cell office:value-type="string">
            <text:p>ACTOR</text:p>
          </table:table-cell>
          <table:table-cell office:value-type="string">
            <text:p>James Stewart</text:p>
          </table:table-cell>
          <table:table-cell table:number-columns-repeated="3"/>
          <table:table-cell office:value-type="string">
            <text:p>Anatomy of a Murd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string">
            <text:p>ACTOR</text:p>
          </table:table-cell>
          <table:table-cell office:value-type="string">
            <text:p>Trevor Howard</text:p>
          </table:table-cell>
          <table:table-cell table:number-columns-repeated="3"/>
          <table:table-cell office:value-type="string">
            <text:p>Sons and Lover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string">
            <text:p>ACTOR</text:p>
          </table:table-cell>
          <table:table-cell office:value-type="string">
            <text:p>Burt Lancaster</text:p>
          </table:table-cell>
          <table:table-cell table:number-columns-repeated="3"/>
          <table:table-cell office:value-type="string">
            <text:p>Elmer Gantr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string">
            <text:p>ACTOR</text:p>
          </table:table-cell>
          <table:table-cell office:value-type="string">
            <text:p>Jack Lemmon</text:p>
          </table:table-cell>
          <table:table-cell table:number-columns-repeated="3"/>
          <table:table-cell office:value-type="string">
            <text:p>The Apartmen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The Entertain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float" office:value="1960">
            <text:p>1960</text:p>
          </table:table-cell>
          <table:table-cell office:value-type="float" office:value="1961">
            <text:p>1961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Inherit the Win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string">
            <text:p>ACTOR</text:p>
          </table:table-cell>
          <table:table-cell office:value-type="string">
            <text:p>Charles Boyer</text:p>
          </table:table-cell>
          <table:table-cell table:number-columns-repeated="3"/>
          <table:table-cell office:value-type="string">
            <text:p>Fann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string">
            <text:p>ACTOR</text:p>
          </table:table-cell>
          <table:table-cell office:value-type="string">
            <text:p>Paul Newman</text:p>
          </table:table-cell>
          <table:table-cell table:number-columns-repeated="3"/>
          <table:table-cell office:value-type="string">
            <text:p>The Hustl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string">
            <text:p>ACTOR</text:p>
          </table:table-cell>
          <table:table-cell office:value-type="string">
            <text:p>Maximilian Schell</text:p>
          </table:table-cell>
          <table:table-cell table:number-columns-repeated="3"/>
          <table:table-cell office:value-type="string">
            <text:p>Judgment at Nuremberg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Judgment at Nurember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float" office:value="1961">
            <text:p>1961</text:p>
          </table:table-cell>
          <table:table-cell office:value-type="float" office:value="1962">
            <text:p>1962</text:p>
          </table:table-cell>
          <table:table-cell office:value-type="string">
            <text:p>ACTOR</text:p>
          </table:table-cell>
          <table:table-cell office:value-type="string">
            <text:p>Stuart Whitman</text:p>
          </table:table-cell>
          <table:table-cell table:number-columns-repeated="3"/>
          <table:table-cell office:value-type="string">
            <text:p>The Mark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string">
            <text:p>ACTOR</text:p>
          </table:table-cell>
          <table:table-cell office:value-type="string">
            <text:p>Burt Lancaster</text:p>
          </table:table-cell>
          <table:table-cell table:number-columns-repeated="3"/>
          <table:table-cell office:value-type="string">
            <text:p>Birdman of Alcatraz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string">
            <text:p>ACTOR</text:p>
          </table:table-cell>
          <table:table-cell office:value-type="string">
            <text:p>Jack Lemmon</text:p>
          </table:table-cell>
          <table:table-cell table:number-columns-repeated="3"/>
          <table:table-cell office:value-type="string">
            <text:p>Days of Wine and Ros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string">
            <text:p>ACTOR</text:p>
          </table:table-cell>
          <table:table-cell office:value-type="string">
            <text:p>Marcello Mastroianni</text:p>
          </table:table-cell>
          <table:table-cell table:number-columns-repeated="3"/>
          <table:table-cell office:value-type="string">
            <text:p>Divorce--Italian Styl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string">
            <text:p>ACTOR</text:p>
          </table:table-cell>
          <table:table-cell office:value-type="string">
            <text:p>Peter O'Toole</text:p>
          </table:table-cell>
          <table:table-cell table:number-columns-repeated="3"/>
          <table:table-cell office:value-type="string">
            <text:p>Lawrence of Arabi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float" office:value="1962">
            <text:p>1962</text:p>
          </table:table-cell>
          <table:table-cell office:value-type="float" office:value="1963">
            <text:p>1963</text:p>
          </table:table-cell>
          <table:table-cell office:value-type="string">
            <text:p>ACTOR</text:p>
          </table:table-cell>
          <table:table-cell office:value-type="string">
            <text:p>Gregory Peck</text:p>
          </table:table-cell>
          <table:table-cell table:number-columns-repeated="3"/>
          <table:table-cell office:value-type="string">
            <text:p>To Kill a Mockingbird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string">
            <text:p>ACTOR</text:p>
          </table:table-cell>
          <table:table-cell office:value-type="string">
            <text:p>Albert Finney</text:p>
          </table:table-cell>
          <table:table-cell table:number-columns-repeated="3"/>
          <table:table-cell office:value-type="string">
            <text:p>Tom Jon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string">
            <text:p>ACTOR</text:p>
          </table:table-cell>
          <table:table-cell office:value-type="string">
            <text:p>Richard Harris</text:p>
          </table:table-cell>
          <table:table-cell table:number-columns-repeated="3"/>
          <table:table-cell office:value-type="string">
            <text:p>This Sporting Lif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string">
            <text:p>ACTOR</text:p>
          </table:table-cell>
          <table:table-cell office:value-type="string">
            <text:p>Rex Harrison</text:p>
          </table:table-cell>
          <table:table-cell table:number-columns-repeated="3"/>
          <table:table-cell office:value-type="string">
            <text:p>Cleopatra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string">
            <text:p>ACTOR</text:p>
          </table:table-cell>
          <table:table-cell office:value-type="string">
            <text:p>Paul Newman</text:p>
          </table:table-cell>
          <table:table-cell table:number-columns-repeated="3"/>
          <table:table-cell office:value-type="string">
            <text:p>Hu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float" office:value="1963">
            <text:p>1963</text:p>
          </table:table-cell>
          <table:table-cell office:value-type="float" office:value="1964">
            <text:p>1964</text:p>
          </table:table-cell>
          <table:table-cell office:value-type="string">
            <text:p>ACTOR</text:p>
          </table:table-cell>
          <table:table-cell office:value-type="string">
            <text:p>Sidney Poitier</text:p>
          </table:table-cell>
          <table:table-cell table:number-columns-repeated="3"/>
          <table:table-cell office:value-type="string">
            <text:p>Lilies of the Field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string">
            <text:p>ACTOR</text:p>
          </table:table-cell>
          <table:table-cell office:value-type="string">
            <text:p>Richard Burton</text:p>
          </table:table-cell>
          <table:table-cell table:number-columns-repeated="3"/>
          <table:table-cell office:value-type="string">
            <text:p>Becke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string">
            <text:p>ACTOR</text:p>
          </table:table-cell>
          <table:table-cell office:value-type="string">
            <text:p>Rex Harrison</text:p>
          </table:table-cell>
          <table:table-cell table:number-columns-repeated="3"/>
          <table:table-cell office:value-type="string">
            <text:p>My Fair Lad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string">
            <text:p>ACTOR</text:p>
          </table:table-cell>
          <table:table-cell office:value-type="string">
            <text:p>Peter O'Toole</text:p>
          </table:table-cell>
          <table:table-cell table:number-columns-repeated="3"/>
          <table:table-cell office:value-type="string">
            <text:p>Becket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string">
            <text:p>ACTOR</text:p>
          </table:table-cell>
          <table:table-cell office:value-type="string">
            <text:p>Anthony Quinn</text:p>
          </table:table-cell>
          <table:table-cell table:number-columns-repeated="3"/>
          <table:table-cell office:value-type="string">
            <text:p>Zorba the Greek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string">
            <text:p>ACTOR</text:p>
          </table:table-cell>
          <table:table-cell office:value-type="string">
            <text:p>Peter Sellers</text:p>
          </table:table-cell>
          <table:table-cell table:number-columns-repeated="3"/>
          <table:table-cell office:value-type="string">
            <text:p>Dr. Strangelove or: How I Learned to Stop Worrying and Love the Bomb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string">
            <text:p>ACTOR</text:p>
          </table:table-cell>
          <table:table-cell office:value-type="string">
            <text:p>Richard Burton</text:p>
          </table:table-cell>
          <table:table-cell table:number-columns-repeated="3"/>
          <table:table-cell office:value-type="string">
            <text:p>The Spy Who Came In from the Cold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string">
            <text:p>ACTOR</text:p>
          </table:table-cell>
          <table:table-cell office:value-type="string">
            <text:p>Lee Marvin</text:p>
          </table:table-cell>
          <table:table-cell table:number-columns-repeated="3"/>
          <table:table-cell office:value-type="string">
            <text:p>Cat Ballou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79">
            <text:p>179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Othello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string">
            <text:p>ACTOR</text:p>
          </table:table-cell>
          <table:table-cell office:value-type="string">
            <text:p>Rod Steiger</text:p>
          </table:table-cell>
          <table:table-cell table:number-columns-repeated="3"/>
          <table:table-cell office:value-type="string">
            <text:p>The Pawnbrok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float" office:value="1965">
            <text:p>1965</text:p>
          </table:table-cell>
          <table:table-cell office:value-type="float" office:value="1966">
            <text:p>1966</text:p>
          </table:table-cell>
          <table:table-cell office:value-type="string">
            <text:p>ACTOR</text:p>
          </table:table-cell>
          <table:table-cell office:value-type="string">
            <text:p>Oskar Werner</text:p>
          </table:table-cell>
          <table:table-cell table:number-columns-repeated="3"/>
          <table:table-cell office:value-type="string">
            <text:p>Ship of Fool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string">
            <text:p>ACTOR</text:p>
          </table:table-cell>
          <table:table-cell office:value-type="string">
            <text:p>Alan Arkin</text:p>
          </table:table-cell>
          <table:table-cell table:number-columns-repeated="3"/>
          <table:table-cell office:value-type="string">
            <text:p>The Russians Are Coming The Russians Are Comin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3">
            <text:p>183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string">
            <text:p>ACTOR</text:p>
          </table:table-cell>
          <table:table-cell office:value-type="string">
            <text:p>Richard Burton</text:p>
          </table:table-cell>
          <table:table-cell table:number-columns-repeated="3"/>
          <table:table-cell office:value-type="string">
            <text:p>Who's Afraid of Virginia Woolf?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4">
            <text:p>184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string">
            <text:p>ACTOR</text:p>
          </table:table-cell>
          <table:table-cell office:value-type="string">
            <text:p>Michael Caine</text:p>
          </table:table-cell>
          <table:table-cell table:number-columns-repeated="3"/>
          <table:table-cell office:value-type="string">
            <text:p>Alfi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string">
            <text:p>ACTOR</text:p>
          </table:table-cell>
          <table:table-cell office:value-type="string">
            <text:p>Steve McQueen</text:p>
          </table:table-cell>
          <table:table-cell table:number-columns-repeated="3"/>
          <table:table-cell office:value-type="string">
            <text:p>The Sand Pebbl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float" office:value="1966">
            <text:p>1966</text:p>
          </table:table-cell>
          <table:table-cell office:value-type="float" office:value="1967">
            <text:p>1967</text:p>
          </table:table-cell>
          <table:table-cell office:value-type="string">
            <text:p>ACTOR</text:p>
          </table:table-cell>
          <table:table-cell office:value-type="string">
            <text:p>Paul Scofield</text:p>
          </table:table-cell>
          <table:table-cell table:number-columns-repeated="3"/>
          <table:table-cell office:value-type="string">
            <text:p>A Man for All Seasons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string">
            <text:p>ACTOR</text:p>
          </table:table-cell>
          <table:table-cell office:value-type="string">
            <text:p>Warren Beatty</text:p>
          </table:table-cell>
          <table:table-cell table:number-columns-repeated="3"/>
          <table:table-cell office:value-type="string">
            <text:p>Bonnie and Clyd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8">
            <text:p>188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string">
            <text:p>ACTOR</text:p>
          </table:table-cell>
          <table:table-cell office:value-type="string">
            <text:p>Dustin Hoffman</text:p>
          </table:table-cell>
          <table:table-cell table:number-columns-repeated="3"/>
          <table:table-cell office:value-type="string">
            <text:p>The Graduat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string">
            <text:p>ACTOR</text:p>
          </table:table-cell>
          <table:table-cell office:value-type="string">
            <text:p>Paul Newman</text:p>
          </table:table-cell>
          <table:table-cell table:number-columns-repeated="3"/>
          <table:table-cell office:value-type="string">
            <text:p>Cool Hand Luk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string">
            <text:p>ACTOR</text:p>
          </table:table-cell>
          <table:table-cell office:value-type="string">
            <text:p>Rod Steiger</text:p>
          </table:table-cell>
          <table:table-cell table:number-columns-repeated="3"/>
          <table:table-cell office:value-type="string">
            <text:p>In the Heat of the Nigh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float" office:value="1967">
            <text:p>1967</text:p>
          </table:table-cell>
          <table:table-cell office:value-type="float" office:value="1968">
            <text:p>1968</text:p>
          </table:table-cell>
          <table:table-cell office:value-type="string">
            <text:p>ACTOR</text:p>
          </table:table-cell>
          <table:table-cell office:value-type="string">
            <text:p>Spencer Tracy</text:p>
          </table:table-cell>
          <table:table-cell table:number-columns-repeated="3"/>
          <table:table-cell office:value-type="string">
            <text:p>Guess Who's Coming to Dinn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2">
            <text:p>192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ACTOR</text:p>
          </table:table-cell>
          <table:table-cell office:value-type="string">
            <text:p>Alan Arkin</text:p>
          </table:table-cell>
          <table:table-cell table:number-columns-repeated="3"/>
          <table:table-cell office:value-type="string">
            <text:p>The Heart Is a Lonely Hunt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ACTOR</text:p>
          </table:table-cell>
          <table:table-cell office:value-type="string">
            <text:p>Alan Bates</text:p>
          </table:table-cell>
          <table:table-cell table:number-columns-repeated="3"/>
          <table:table-cell office:value-type="string">
            <text:p>The Fix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ACTOR</text:p>
          </table:table-cell>
          <table:table-cell office:value-type="string">
            <text:p>Ron Moody</text:p>
          </table:table-cell>
          <table:table-cell table:number-columns-repeated="3"/>
          <table:table-cell office:value-type="string">
            <text:p>Oliver!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5">
            <text:p>195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ACTOR</text:p>
          </table:table-cell>
          <table:table-cell office:value-type="string">
            <text:p>Peter O'Toole</text:p>
          </table:table-cell>
          <table:table-cell table:number-columns-repeated="3"/>
          <table:table-cell office:value-type="string">
            <text:p>The Lion in Wint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ACTOR</text:p>
          </table:table-cell>
          <table:table-cell office:value-type="string">
            <text:p>Cliff Robertson</text:p>
          </table:table-cell>
          <table:table-cell table:number-columns-repeated="3"/>
          <table:table-cell office:value-type="string">
            <text:p>Charly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string">
            <text:p>ACTOR</text:p>
          </table:table-cell>
          <table:table-cell office:value-type="string">
            <text:p>Richard Burton</text:p>
          </table:table-cell>
          <table:table-cell table:number-columns-repeated="3"/>
          <table:table-cell office:value-type="string">
            <text:p>Anne of the Thousand Day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string">
            <text:p>ACTOR</text:p>
          </table:table-cell>
          <table:table-cell office:value-type="string">
            <text:p>Dustin Hoffman</text:p>
          </table:table-cell>
          <table:table-cell table:number-columns-repeated="3"/>
          <table:table-cell office:value-type="string">
            <text:p>Midnight Cowbo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199">
            <text:p>199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string">
            <text:p>ACTOR</text:p>
          </table:table-cell>
          <table:table-cell office:value-type="string">
            <text:p>Peter O'Toole</text:p>
          </table:table-cell>
          <table:table-cell table:number-columns-repeated="3"/>
          <table:table-cell office:value-type="string">
            <text:p>Goodbye, Mr. Chip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string">
            <text:p>ACTOR</text:p>
          </table:table-cell>
          <table:table-cell office:value-type="string">
            <text:p>Jon Voight</text:p>
          </table:table-cell>
          <table:table-cell table:number-columns-repeated="3"/>
          <table:table-cell office:value-type="string">
            <text:p>Midnight Cowbo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float" office:value="1969">
            <text:p>1969</text:p>
          </table:table-cell>
          <table:table-cell office:value-type="float" office:value="1970">
            <text:p>1970</text:p>
          </table:table-cell>
          <table:table-cell office:value-type="string">
            <text:p>ACTOR</text:p>
          </table:table-cell>
          <table:table-cell office:value-type="string">
            <text:p>John Wayne</text:p>
          </table:table-cell>
          <table:table-cell table:number-columns-repeated="3"/>
          <table:table-cell office:value-type="string">
            <text:p>True Gri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string">
            <text:p>ACTOR</text:p>
          </table:table-cell>
          <table:table-cell office:value-type="string">
            <text:p>Melvyn Douglas</text:p>
          </table:table-cell>
          <table:table-cell table:number-columns-repeated="3"/>
          <table:table-cell office:value-type="string">
            <text:p>I Never Sang for My Fath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3">
            <text:p>203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string">
            <text:p>ACTOR</text:p>
          </table:table-cell>
          <table:table-cell office:value-type="string">
            <text:p>James Earl Jones</text:p>
          </table:table-cell>
          <table:table-cell table:number-columns-repeated="3"/>
          <table:table-cell office:value-type="string">
            <text:p>The Great White Hope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4">
            <text:p>204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string">
            <text:p>ACTOR</text:p>
          </table:table-cell>
          <table:table-cell office:value-type="string">
            <text:p>Jack Nicholson</text:p>
          </table:table-cell>
          <table:table-cell table:number-columns-repeated="3"/>
          <table:table-cell office:value-type="string">
            <text:p>Five Easy Piece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string">
            <text:p>ACTOR</text:p>
          </table:table-cell>
          <table:table-cell office:value-type="string">
            <text:p>Ryan O'Neal</text:p>
          </table:table-cell>
          <table:table-cell table:number-columns-repeated="3"/>
          <table:table-cell office:value-type="string">
            <text:p>Love Stor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float" office:value="1970">
            <text:p>1970</text:p>
          </table:table-cell>
          <table:table-cell office:value-type="float" office:value="1971">
            <text:p>1971</text:p>
          </table:table-cell>
          <table:table-cell office:value-type="string">
            <text:p>ACTOR</text:p>
          </table:table-cell>
          <table:table-cell office:value-type="string">
            <text:p>George C. Scott</text:p>
          </table:table-cell>
          <table:table-cell table:number-columns-repeated="3"/>
          <table:table-cell office:value-type="string">
            <text:p>Patto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07">
            <text:p>207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string">
            <text:p>ACTOR</text:p>
          </table:table-cell>
          <table:table-cell office:value-type="string">
            <text:p>Peter Finch</text:p>
          </table:table-cell>
          <table:table-cell table:number-columns-repeated="3"/>
          <table:table-cell office:value-type="string">
            <text:p>Sunday Bloody Sunda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string">
            <text:p>ACTOR</text:p>
          </table:table-cell>
          <table:table-cell office:value-type="string">
            <text:p>Gene Hackman</text:p>
          </table:table-cell>
          <table:table-cell table:number-columns-repeated="3"/>
          <table:table-cell office:value-type="string">
            <text:p>The French Connection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string">
            <text:p>ACTOR</text:p>
          </table:table-cell>
          <table:table-cell office:value-type="string">
            <text:p>Walter Matthau</text:p>
          </table:table-cell>
          <table:table-cell table:number-columns-repeated="3"/>
          <table:table-cell office:value-type="string">
            <text:p>Kotc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string">
            <text:p>ACTOR</text:p>
          </table:table-cell>
          <table:table-cell office:value-type="string">
            <text:p>George C. Scott</text:p>
          </table:table-cell>
          <table:table-cell table:number-columns-repeated="3"/>
          <table:table-cell office:value-type="string">
            <text:p>The Hospita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1">
            <text:p>211</text:p>
          </table:table-cell>
          <table:table-cell office:value-type="float" office:value="1971">
            <text:p>1971</text:p>
          </table:table-cell>
          <table:table-cell office:value-type="float" office:value="1972">
            <text:p>1972</text:p>
          </table:table-cell>
          <table:table-cell office:value-type="string">
            <text:p>ACTOR</text:p>
          </table:table-cell>
          <table:table-cell office:value-type="string">
            <text:p>Topol</text:p>
          </table:table-cell>
          <table:table-cell table:number-columns-repeated="3"/>
          <table:table-cell office:value-type="string">
            <text:p>Fiddler on the Roof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2">
            <text:p>212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The Godfather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string">
            <text:p>ACTOR</text:p>
          </table:table-cell>
          <table:table-cell office:value-type="string">
            <text:p>Michael Caine</text:p>
          </table:table-cell>
          <table:table-cell table:number-columns-repeated="3"/>
          <table:table-cell office:value-type="string">
            <text:p>Sleut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string">
            <text:p>ACTOR</text:p>
          </table:table-cell>
          <table:table-cell office:value-type="string">
            <text:p>Laurence Olivier</text:p>
          </table:table-cell>
          <table:table-cell table:number-columns-repeated="3"/>
          <table:table-cell office:value-type="string">
            <text:p>Sleut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5">
            <text:p>215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string">
            <text:p>ACTOR</text:p>
          </table:table-cell>
          <table:table-cell office:value-type="string">
            <text:p>Peter O'Toole</text:p>
          </table:table-cell>
          <table:table-cell table:number-columns-repeated="3"/>
          <table:table-cell office:value-type="string">
            <text:p>The Ruling Clas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6">
            <text:p>216</text:p>
          </table:table-cell>
          <table:table-cell office:value-type="float" office:value="1972">
            <text:p>1972</text:p>
          </table:table-cell>
          <table:table-cell office:value-type="float" office:value="1973">
            <text:p>1973</text:p>
          </table:table-cell>
          <table:table-cell office:value-type="string">
            <text:p>ACTOR</text:p>
          </table:table-cell>
          <table:table-cell office:value-type="string">
            <text:p>Paul Winfield</text:p>
          </table:table-cell>
          <table:table-cell table:number-columns-repeated="3"/>
          <table:table-cell office:value-type="string">
            <text:p>Sounder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string">
            <text:p>ACTOR</text:p>
          </table:table-cell>
          <table:table-cell office:value-type="string">
            <text:p>Marlon Brando</text:p>
          </table:table-cell>
          <table:table-cell table:number-columns-repeated="3"/>
          <table:table-cell office:value-type="string">
            <text:p>Last Tango in Pari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string">
            <text:p>ACTOR</text:p>
          </table:table-cell>
          <table:table-cell office:value-type="string">
            <text:p>Jack Lemmon</text:p>
          </table:table-cell>
          <table:table-cell table:number-columns-repeated="3"/>
          <table:table-cell office:value-type="string">
            <text:p>Save the Tiger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string">
            <text:p>ACTOR</text:p>
          </table:table-cell>
          <table:table-cell office:value-type="string">
            <text:p>Jack Nicholson</text:p>
          </table:table-cell>
          <table:table-cell table:number-columns-repeated="3"/>
          <table:table-cell office:value-type="string">
            <text:p>The Last Detail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string">
            <text:p>ACTOR</text:p>
          </table:table-cell>
          <table:table-cell office:value-type="string">
            <text:p>Al Pacino</text:p>
          </table:table-cell>
          <table:table-cell table:number-columns-repeated="3"/>
          <table:table-cell office:value-type="string">
            <text:p>Serpico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float" office:value="1973">
            <text:p>1973</text:p>
          </table:table-cell>
          <table:table-cell office:value-type="float" office:value="1974">
            <text:p>1974</text:p>
          </table:table-cell>
          <table:table-cell office:value-type="string">
            <text:p>ACTOR</text:p>
          </table:table-cell>
          <table:table-cell office:value-type="string">
            <text:p>Robert Redford</text:p>
          </table:table-cell>
          <table:table-cell table:number-columns-repeated="3"/>
          <table:table-cell office:value-type="string">
            <text:p>The Sting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string">
            <text:p>ACTOR</text:p>
          </table:table-cell>
          <table:table-cell office:value-type="string">
            <text:p>Art Carney</text:p>
          </table:table-cell>
          <table:table-cell table:number-columns-repeated="3"/>
          <table:table-cell office:value-type="string">
            <text:p>Harry and Tonto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string">
            <text:p>ACTOR</text:p>
          </table:table-cell>
          <table:table-cell office:value-type="string">
            <text:p>Albert Finney</text:p>
          </table:table-cell>
          <table:table-cell table:number-columns-repeated="3"/>
          <table:table-cell office:value-type="string">
            <text:p>Murder on the Orient Expres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string">
            <text:p>ACTOR</text:p>
          </table:table-cell>
          <table:table-cell office:value-type="string">
            <text:p>Dustin Hoffman</text:p>
          </table:table-cell>
          <table:table-cell table:number-columns-repeated="3"/>
          <table:table-cell office:value-type="string">
            <text:p>Lenny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string">
            <text:p>ACTOR</text:p>
          </table:table-cell>
          <table:table-cell office:value-type="string">
            <text:p>Jack Nicholson</text:p>
          </table:table-cell>
          <table:table-cell table:number-columns-repeated="3"/>
          <table:table-cell office:value-type="string">
            <text:p>Chinatow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float" office:value="1974">
            <text:p>1974</text:p>
          </table:table-cell>
          <table:table-cell office:value-type="float" office:value="1975">
            <text:p>1975</text:p>
          </table:table-cell>
          <table:table-cell office:value-type="string">
            <text:p>ACTOR</text:p>
          </table:table-cell>
          <table:table-cell office:value-type="string">
            <text:p>Al Pacino</text:p>
          </table:table-cell>
          <table:table-cell table:number-columns-repeated="3"/>
          <table:table-cell office:value-type="string">
            <text:p>The Godfather Part II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string">
            <text:p>ACTOR</text:p>
          </table:table-cell>
          <table:table-cell office:value-type="string">
            <text:p>Walter Matthau</text:p>
          </table:table-cell>
          <table:table-cell table:number-columns-repeated="3"/>
          <table:table-cell office:value-type="string">
            <text:p>The Sunshine Boys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28">
            <text:p>228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string">
            <text:p>ACTOR</text:p>
          </table:table-cell>
          <table:table-cell office:value-type="string">
            <text:p>Jack Nicholson</text:p>
          </table:table-cell>
          <table:table-cell table:number-columns-repeated="3"/>
          <table:table-cell office:value-type="string">
            <text:p>One Flew over the Cuckoo's Nest</text:p>
          </table:table-cell>
          <table:table-cell table:style-name="ce2" table:formula="of:=TRUE()" office:value-type="boolean" office:boolean-value="true">
            <text:p>VERDADERO</text:p>
          </table:table-cell>
          <table:table-cell table:number-columns-repeated="1014"/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string">
            <text:p>ACTOR</text:p>
          </table:table-cell>
          <table:table-cell office:value-type="string">
            <text:p>Al Pacino</text:p>
          </table:table-cell>
          <table:table-cell table:number-columns-repeated="3"/>
          <table:table-cell office:value-type="string">
            <text:p>Dog Day Afternoon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string">
            <text:p>ACTOR</text:p>
          </table:table-cell>
          <table:table-cell office:value-type="string">
            <text:p>Maximilian Schell</text:p>
          </table:table-cell>
          <table:table-cell table:number-columns-repeated="3"/>
          <table:table-cell office:value-type="string">
            <text:p>The Man in the Glass Booth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float" office:value="1975">
            <text:p>1975</text:p>
          </table:table-cell>
          <table:table-cell office:value-type="float" office:value="1976">
            <text:p>1976</text:p>
          </table:table-cell>
          <table:table-cell office:value-type="string">
            <text:p>ACTOR</text:p>
          </table:table-cell>
          <table:table-cell office:value-type="string">
            <text:p>James Whitmore</text:p>
          </table:table-cell>
          <table:table-cell table:number-columns-repeated="3"/>
          <table:table-cell office:value-type="string">
            <text:p>Give 'em Hell, Harry!</text:p>
          </table:table-cell>
          <table:table-cell table:style-name="ce2" table:formula="of:=FALSE()" office:value-type="boolean" office:boolean-value="false">
            <text:p>FALSO</text:p>
          </table:table-cell>
          <table:table-cell table:number-columns-repeated="1014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> </number:text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text> </number:text>
      <number:currency-symbol/>
      <number:text>- </number:text>
    </number:currency-style>
    <number:text-style style:name="N8115" number:language="es" number:country="MX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16" number:language="es" number:country="MX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8">18/02/2025</text:date>, <text:time>17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18T17:50:51.37</dc:date>
    <dc:creator>Luciano Croci</dc:creator>
    <meta:document-statistic meta:table-count="1" meta:cell-count="1633" meta:object-count="0"/>
    <meta:generator>OpenOffice/4.1.9$Win32 OpenOffice.org_project/419m1$Build-9805</meta:generator>
  </office:meta>
</office:document-meta>
</file>